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 воздуха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</text:p>
          </table:table-cell>
          <table:table-cell table:formula="of:=150*3.5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плотность воздуха</text:p>
          </table:table-cell>
          <table:table-cell table:formula="of:=273*1.293/(273+[.B1])" office:value-type="float" office:value="1.18851515151515" calcext:value-type="float">
            <text:p>1,1885151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вытяжной</text:p>
          </table:table-cell>
          <table:table-cell table:formula="of:=[.B1]+ 0.5*(3.3-2)" office:value-type="float" office:value="24.65" calcext:value-type="float">
            <text:p>24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table:formula="of:=335*12" office:value-type="float" office:value="4020" calcext:value-type="float">
            <text:p>4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ю жалюзи</text:p>
          </table:table-cell>
          <table:table-cell table:formula="of:=0.64*0.32" office:value-type="float" office:value="0.2048" calcext:value-type="float">
            <text:p>0,2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 </text:p>
          </table:table-cell>
          <table:table-cell table:formula="of:=1.2*3*4*(0.128+0.075)*[.B5]*3600" office:value-type="float" office:value="2155.216896" calcext:value-type="float">
            <text:p>2155,216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 изб </text:p>
          </table:table-cell>
          <table:table-cell table:formula="of:=8640+2332+4200+[.B6]" office:value-type="float" office:value="17327.216896" calcext:value-type="float">
            <text:p>17327,216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formula="of:=17327/(1.005*1.192*(24.65-18))" office:value-type="float" office:value="2175.00075943641" calcext:value-type="float">
            <text:p>2175,0007594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formula="of:=2175/525" office:value-type="float" office:value="4.14285714285714" calcext:value-type="float">
            <text:p>4,142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150/(2.7*25)" office:value-type="float" office:value="2.22222222222222" calcext:value-type="float">
            <text:p>2,22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л</text:p>
          </table:table-cell>
          <table:table-cell table:formula="of:=300*150*1.1*1.4/0.57" office:value-type="float" office:value="121578.947368421" calcext:value-type="float">
            <text:p>121578,947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ламп </text:p>
          </table:table-cell>
          <table:table-cell table:formula="of:=121579/1215" office:value-type="float" office:value="100.065020576132" calcext:value-type="float">
            <text:p>100,0650205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table:formula="of:=3600*100*0.018*0.5" office:value-type="float" office:value="3240" calcext:value-type="float">
            <text:p>32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8:02:08.046871787</meta:creation-date>
    <dc:date>2015-06-01T19:05:18.781900895</dc:date>
    <meta:editing-duration>PT12M12S</meta:editing-duration>
    <meta:editing-cycles>1</meta:editing-cycles>
    <meta:document-statistic meta:table-count="1" meta:cell-count="28" meta:object-count="0"/>
    <meta:generator>LibreOffice/4.3.7.2$Linux_X86_64 LibreOffice_project/430m0$Build-2</meta:generator>
  </office:meta>
</office:document-meta>
</file>